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InputMono Nerd Font" svg:font-family="'InputMono Nerd Font'" style:font-pitch="fixed"/>
    <style:font-face style:name="InputSans Nerd Font" svg:font-family="'InputSans Nerd Font'" style:font-family-generic="swiss" style:font-pitch="variable"/>
    <style:font-face style:name="InputSerifNarrowEx Nerd Font Light" svg:font-family="'InputSerifNarrowEx Nerd Font Light'" style:font-family-generic="roman" style:font-pitch="variable"/>
    <style:font-face style:name="MesloLGS NF" svg:font-family="'MesloLGS NF'" style:font-pitch="fixed"/>
    <style:font-face style:name="Noto Sans" svg:font-family="'Noto Sans'" style:font-family-generic="swiss" style:font-pitch="variable"/>
    <style:font-face style:name="Noto Sans1" svg:font-family="'Noto Sans'" style:font-family-generic="system" style:font-pitch="variable"/>
    <style:font-face style:name="Source Code Pro" svg:font-family="'Source Code Pro'" style:font-pitch="fixed"/>
  </office:font-face-decls>
  <office:automatic-styles>
    <style:style style:name="P1" style:family="paragraph" style:parent-style-name="Standard">
      <style:paragraph-properties fo:line-height="100%" fo:text-align="center" style:justify-single-word="false"/>
      <style:text-properties style:font-name="InputSans Nerd Font" fo:font-size="16pt" fo:font-weight="bold" officeooo:rsid="001d3a40" officeooo:paragraph-rsid="001d3a40" style:font-size-asian="16pt" style:font-weight-asian="bold" style:font-size-complex="16pt" style:font-weight-complex="bold"/>
    </style:style>
    <style:style style:name="P2" style:family="paragraph" style:parent-style-name="Standard">
      <style:paragraph-properties fo:line-height="100%" fo:text-align="justify" style:justify-single-word="false"/>
      <style:text-properties style:font-name="InputSans Nerd Font" fo:font-size="14pt" fo:font-weight="normal" officeooo:rsid="001d3a40" officeooo:paragraph-rsid="001d3a40" style:font-size-asian="12.25pt" style:font-weight-asian="normal" style:font-size-complex="14pt" style:font-weight-complex="normal"/>
    </style:style>
    <style:style style:name="P3" style:family="paragraph" style:parent-style-name="Standard">
      <style:paragraph-properties fo:line-height="100%" fo:text-align="justify" style:justify-single-word="false"/>
      <style:text-properties style:font-name="InputSans Nerd Font" fo:font-size="12pt" fo:font-weight="normal" officeooo:rsid="001d3a40" officeooo:paragraph-rsid="001d3a40" style:font-size-asian="10.5pt" style:font-weight-asian="normal" style:font-size-complex="12pt" style:font-weight-complex="normal"/>
    </style:style>
    <style:style style:name="P4" style:family="paragraph" style:parent-style-name="Standard">
      <style:paragraph-properties fo:line-height="100%" fo:text-align="justify" style:justify-single-word="false"/>
      <style:text-properties style:font-name="InputSans Nerd Font" fo:font-size="12pt" fo:font-weight="bold" officeooo:rsid="001dc1c0" officeooo:paragraph-rsid="001dc1c0" style:font-size-asian="10.5pt" style:font-weight-asian="bold" style:font-size-complex="12pt" style:font-weight-complex="bold"/>
    </style:style>
    <style:style style:name="P5" style:family="paragraph" style:parent-style-name="Standard">
      <style:paragraph-properties fo:line-height="100%" fo:text-align="justify" style:justify-single-word="false"/>
      <style:text-properties style:font-name="InputSans Nerd Font" fo:font-size="12pt" fo:font-weight="normal" officeooo:rsid="001dc1c0" officeooo:paragraph-rsid="001dc1c0" style:font-size-asian="10.5pt" style:font-weight-asian="normal" style:font-size-complex="12pt" style:font-weight-complex="normal"/>
    </style:style>
    <style:style style:name="P6" style:family="paragraph" style:parent-style-name="Standard">
      <style:paragraph-properties fo:line-height="100%" fo:text-align="justify" style:justify-single-word="false"/>
      <style:text-properties style:font-name="InputSans Nerd Font" fo:font-size="12pt" fo:font-weight="bold" officeooo:rsid="0020b35f" officeooo:paragraph-rsid="0020b35f" style:font-size-asian="10.5pt" style:font-weight-asian="bold" style:font-size-complex="12pt" style:font-weight-complex="bold"/>
    </style:style>
    <style:style style:name="P7" style:family="paragraph" style:parent-style-name="Standard">
      <style:paragraph-properties fo:line-height="100%" fo:text-align="justify" style:justify-single-word="false"/>
      <style:text-properties style:font-name="InputSans Nerd Font" fo:font-size="12pt" fo:font-weight="normal" officeooo:rsid="0020b35f" officeooo:paragraph-rsid="0020b35f" style:font-size-asian="10.5pt" style:font-weight-asian="normal" style:font-size-complex="12pt" style:font-weight-complex="normal"/>
    </style:style>
    <style:style style:name="P8" style:family="paragraph" style:parent-style-name="Standard">
      <style:paragraph-properties fo:line-height="100%" fo:text-align="justify" style:justify-single-word="false"/>
      <style:text-properties style:font-name="InputSans Nerd Font" fo:font-size="12pt" fo:font-weight="bold" officeooo:rsid="002234ab" officeooo:paragraph-rsid="002234ab" style:font-size-asian="10.5pt" style:font-weight-asian="bold" style:font-size-complex="12pt" style:font-weight-complex="bold"/>
    </style:style>
    <style:style style:name="P9" style:family="paragraph" style:parent-style-name="Standard">
      <style:paragraph-properties fo:line-height="100%" fo:text-align="justify" style:justify-single-word="false"/>
      <style:text-properties style:font-name="InputSans Nerd Font" fo:font-size="12pt" fo:font-weight="normal" officeooo:rsid="002234ab" officeooo:paragraph-rsid="002234ab" style:font-size-asian="10.5pt" style:font-weight-asian="normal" style:font-size-complex="12pt" style:font-weight-complex="normal"/>
    </style:style>
    <style:style style:name="P10" style:family="paragraph" style:parent-style-name="Standard">
      <style:paragraph-properties fo:line-height="100%" fo:text-align="justify" style:justify-single-word="false"/>
      <style:text-properties style:font-name="InputSans Nerd Font" fo:font-size="12pt" fo:font-weight="normal" officeooo:rsid="0022e234" officeooo:paragraph-rsid="0022e234" style:font-size-asian="10.5pt" style:font-weight-asian="normal" style:font-size-complex="12pt" style:font-weight-complex="normal"/>
    </style:style>
    <style:style style:name="P11" style:family="paragraph" style:parent-style-name="Standard">
      <style:paragraph-properties fo:line-height="100%" fo:text-align="justify" style:justify-single-word="false"/>
      <style:text-properties style:font-name="InputSans Nerd Font" fo:font-size="12pt" fo:font-weight="bold" officeooo:rsid="0022e234" officeooo:paragraph-rsid="0022e234" style:font-size-asian="10.5pt" style:font-weight-asian="bold" style:font-size-complex="12pt" style:font-weight-complex="bold"/>
    </style:style>
    <style:style style:name="P12" style:family="paragraph" style:parent-style-name="Standard">
      <style:paragraph-properties fo:line-height="100%" fo:text-align="justify" style:justify-single-word="false"/>
      <style:text-properties style:font-name="InputSans Nerd Font" fo:font-size="12pt" fo:font-weight="normal" officeooo:rsid="0023bbec" officeooo:paragraph-rsid="0023bbec" style:font-size-asian="10.5pt" style:font-weight-asian="normal" style:font-size-complex="12pt" style:font-weight-complex="normal"/>
    </style:style>
    <style:style style:name="P13" style:family="paragraph" style:parent-style-name="Standard">
      <style:paragraph-properties fo:line-height="100%" fo:text-align="justify" style:justify-single-word="false"/>
      <style:text-properties style:font-name="InputSans Nerd Font" fo:font-size="12pt" fo:font-weight="bold" officeooo:rsid="0025e50b" officeooo:paragraph-rsid="0025e50b" style:font-size-asian="10.5pt" style:font-weight-asian="bold" style:font-size-complex="12pt" style:font-weight-complex="bold"/>
    </style:style>
    <style:style style:name="P14" style:family="paragraph" style:parent-style-name="Standard">
      <style:paragraph-properties fo:line-height="100%" fo:text-align="justify" style:justify-single-word="false"/>
      <style:text-properties style:font-name="InputSans Nerd Font" fo:font-size="12pt" fo:font-weight="normal" officeooo:rsid="0027ebba" officeooo:paragraph-rsid="0027ebba" style:font-size-asian="10.5pt" style:font-weight-asian="normal" style:font-size-complex="12pt" style:font-weight-complex="normal"/>
    </style:style>
    <style:style style:name="P15" style:family="paragraph" style:parent-style-name="Standard">
      <style:paragraph-properties fo:line-height="100%" fo:text-align="justify" style:justify-single-word="false"/>
      <style:text-properties style:font-name="InputSans Nerd Font" fo:font-size="12pt" fo:font-weight="bold" officeooo:rsid="0028195d" officeooo:paragraph-rsid="0028195d" style:font-size-asian="10.5pt" style:font-weight-asian="bold" style:font-size-complex="12pt" style:font-weight-complex="bold"/>
    </style:style>
    <style:style style:name="P16" style:family="paragraph" style:parent-style-name="Standard">
      <style:paragraph-properties fo:line-height="100%" fo:text-align="justify" style:justify-single-word="false"/>
      <style:text-properties style:font-name="InputSans Nerd Font" fo:font-size="12pt" fo:font-weight="normal" officeooo:rsid="0028195d" officeooo:paragraph-rsid="0028195d" style:font-size-asian="10.5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InputSans Nerd Font" fo:font-size="12pt" fo:font-weight="normal" officeooo:rsid="00288559" officeooo:paragraph-rsid="0028855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17172"/>
    </style:style>
    <style:style style:name="T3" style:family="text">
      <style:text-properties officeooo:rsid="0022e234"/>
    </style:style>
    <style:style style:name="T4" style:family="text">
      <style:text-properties officeooo:rsid="0023bbec"/>
    </style:style>
    <style:style style:name="T5" style:family="text">
      <style:text-properties fo:font-style="italic" style:font-style-asian="italic" style:font-style-complex="italic"/>
    </style:style>
    <style:style style:name="T6" style:family="text">
      <style:text-properties officeooo:rsid="0024e59f"/>
    </style:style>
    <style:style style:name="T7" style:family="text">
      <style:text-properties officeooo:rsid="002544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nalan Lua</text:p>
      <text:p text:style-name="P2"/>
      <text:p text:style-name="P3">Lua merupakan bahasa skrip yang ditulis oleh Roberto Ierusalimschy, Luiz Henrique de Figueiredo, dan Waldemar Celes di brazil pada tahun 1993. Bahasa Lua dapat diintergrasikan dengan program bahasa lain, Lua sering digunakan pada pengembangan game, dan aplikasi web.</text:p>
      <text:p text:style-name="P3"/>
      <text:p text:style-name="P4">1. Variabel</text:p>
      <text:p text:style-name="P5">Variabel pada bahasa Lua tidak mengenal yang namanya tipe data, jadi artinya kita dapat mendefiniskan sebuah variabel tanpa memberikan tipe data variabel tersebut secara spesifik, jadi cukup menuliskan variabelnya saja. Didalam bahasa lua terdapat 3 variabel, yakni Global Variabel, Local Variabel, dan Table Field.</text:p>
      <text:p text:style-name="P5"/>
      <text:p text:style-name="P5"><text:tab/><text:span text:style-name="T1">Global Variabel</text:span> merupakan variabel yang dapat digunakan oleh seluruh program, jadi dapat digunakan dalam blok, ataupun diluar blok.</text:p>
      <text:p text:style-name="P5"/>
      <text:p text:style-name="P5"><text:tab/><text:span text:style-name="T1">Local Variabel</text:span> merupakan variabel yang hanya dapat diakses di dalam suatu blok kode, jadi tidak dapat dipakai oleh seluruh program, hanya tempat tertentu tergantung dimana variabel local tersebut di definisikan.</text:p>
      <text:p text:style-name="P5"/>
      <text:p text:style-name="P5">Sintaks sederhana dari Bahasa Pemrogramman Lua</text:p>
      <text:p text:style-name="P5"/>
      <text:p text:style-name="P5"><text:tab/>a = 12</text:p>
      <text:p text:style-name="P5"><text:tab/>b = 3</text:p>
      <text:p text:style-name="P5"><text:tab/>c = a + b</text:p>
      <text:p text:style-name="P5"/>
      <text:p text:style-name="P5"><text:tab/>print(c)</text:p>
      <text:p text:style-name="P5"/>
      <text:p text:style-name="P5">output: 15</text:p>
      <text:p text:style-name="P5">Jadi, mirip seperti bahasa C hanya saja lebih simpel</text:p>
      <text:p text:style-name="P5"/>
      <text:p text:style-name="P6">2. Jenis Tipe Data</text:p>
      <text:p text:style-name="P7">Di lua, terdapat tipe data dari value seperti String, <text:span text:style-name="T2">Number,</text:span> Boolean, <text:span text:style-name="T3">Table-</text:span>Array <text:span text:style-name="T3">dan Table-Key-value</text:span>, <text:span text:style-name="T4">nil (null)</text:span> dan seterusnya saya lupa :3. </text:p>
      <text:p text:style-name="P7"/>
      <text:p text:style-name="P8">1. String</text:p>
      <text:p text:style-name="P9">Ya, kalau pernah belajar JavaScript pasti kalian tahu apa itu tipe data string, tipe data string yakni tipe data yang menampung karakter atau simbol, dan juga bisa angka. Ciri-ciri dari tipe data ini dibungkus dengan ‘’ atau “”, keduanya sama dan bebas pakai yang mana.</text:p>
      <text:p text:style-name="P9"><text:soft-page-break/></text:p>
      <text:p text:style-name="P9"><text:tab/><text:span text:style-name="T3">Contoh: ‘diandra’ “diandra!@#” ‘15’ “100”</text:span></text:p>
      <text:p text:style-name="P9"/>
      <text:p text:style-name="P8">2. Number</text:p>
      <text:p text:style-name="P10">Tipe data number yakni tipe data untuk angka, seperti bilangan desimal (Float), dan bilangan bulat (Integer). Ciri-ciri tipe data ini tidak dibungkus ‘’ dan “”, jadi hanya angka saja</text:p>
      <text:p text:style-name="P10"/>
      <text:p text:style-name="P10"><text:tab/>Contoh: 12 1.5 66 100</text:p>
      <text:p text:style-name="P10"/>
      <text:p text:style-name="P11">3. Boolean</text:p>
      <text:p text:style-name="P10">Tipe data Boolean yakni tipe data untuk menentukan kondisi true (benar) atau false (salah). Jadi seperti <text:span text:style-name="T1">true = on</text:span> dan <text:span text:style-name="T1">false = off</text:span>.</text:p>
      <text:p text:style-name="P10"/>
      <text:p text:style-name="P10"><text:tab/>Contoh: 1 &gt; 5 = false </text:p>
      <text:p text:style-name="P10"><text:tab/><text:tab/> <text:s text:c="3"/>5 == 5 = true</text:p>
      <text:p text:style-name="P10"/>
      <text:p text:style-name="P11">4. <text:span text:style-name="T4">Table-Array</text:span></text:p>
      <text:p text:style-name="P12">Tipe data ini adalah tipe data yang menampung banyak nilai dalam satu deklerasi variabel. Setiap nilai itu dipisahkan dengan tanda , (koma). Untuk mengaksesnya pun menggunakan indeks, jadi jika ingin mengambil nilai posisi pertama maka indeks-nya dari 1 <text:span text:style-name="T5">(setiap bahasa pemrograman indeksnya dapat berbeda ada yang mulai dari 1 atau 0)</text:span>. Ciri-ciri tipe data ini biasanya terdapat kurung kurawal {}, dan didalamnya terdapat nilai-nilai yang dipisahkan , (koma).</text:p>
      <text:p text:style-name="P12"/>
      <text:p text:style-name="P12"><text:tab/>Contoh: murid = {‘Mita’, ‘Diandra’, ‘<text:span text:style-name="T6">Cae Hae</text:span>’}</text:p>
      <text:p text:style-name="P12"><text:tab/><text:tab/> <text:s text:c="3"/><text:span text:style-name="T7">print(murid[1]) –output ‘Mita’</text:span></text:p>
      <text:p text:style-name="P12"/>
      <text:p text:style-name="P13">5. Table-Key-Value</text:p>
      <text:p text:style-name="P14">Tipe data ini adalah tipe data yang mirip dengan array, hanya saja didalamnya terdapat seperti variabel, jika variabel yang didalam itu kita panggil maka seperti pada variabel umumnya kita akan mengakses value didalamnya. Di Table-Key-Value tidak ada indeks, jadi untuk mengakses valuenya kita harus menggunakan nama variabel dari value tersebut. Ciri-ciri tipe data ini mirip seperti Table-Array dikurung kurawal {}, dipisahkan , (koma) juga, tetapi terdapat variabel. </text:p>
      <text:p text:style-name="P14"/>
      <text:p text:style-name="P14"><text:tab/>Contoh: diandra1 = {</text:p>
      <text:p text:style-name="P14"><text:tab/><text:tab/><text:tab/><text:tab/><text:tab/><text:tab/>nama = ‘Diandra’,</text:p>
      <text:p text:style-name="P14"><text:tab/><text:tab/><text:tab/><text:tab/><text:tab/><text:tab/>kelas = ‘10-5’,</text:p>
      <text:p text:style-name="P14"><text:tab/><text:tab/><text:tab/><text:tab/><text:tab/><text:tab/>mapel_fav = ‘Informatika’</text:p>
      <text:p text:style-name="P14"><text:tab/><text:tab/><text:tab/><text:tab/><text:tab/>}</text:p>
      <text:p text:style-name="P14"/>
      <text:p text:style-name="P14"><text:tab/><text:tab/> <text:s text:c="3"/>print(diandra.nama) -output ‘diandra’</text:p>
      <text:p text:style-name="P14"><text:tab/><text:tab/> <text:s text:c="3"/>print(diandra.mapel_fav) -output ‘Informatika’</text:p>
      <text:p text:style-name="P15"><text:soft-page-break/>6. nil (Null)</text:p>
      <text:p text:style-name="P16">Tipe data ini untuk mempresentasikan bahwa nilai yang menggunakant tipe data ini tidak ada. Jadi jika menemukan output nil artinya nilai tersebut tidak ada. Ya simpel begitu saja tipe data ini. Nilai ini biasanya didapatkan ketika mungkin variabel yang dicari tidak ditemukan sehingga menampilkan nilai nill yang artinya tidak ada</text:p>
      <text:p text:style-name="P16"/>
      <text:p text:style-name="P16"><text:tab/>Contoh: a = 15</text:p>
      <text:p text:style-name="P16"><text:tab/><text:tab/> <text:s text:c="3"/>print(b) -output nill</text:p>
      <text:p text:style-name="P16"/>
      <text:p text:style-name="P17">Hasilnya nill karena tidak ditemukan variabel b, hanya variabel 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InputMono Nerd Font" svg:font-family="'InputMono Nerd Font'" style:font-pitch="fixed"/>
    <style:font-face style:name="InputSans Nerd Font" svg:font-family="'InputSans Nerd Font'" style:font-family-generic="swiss" style:font-pitch="variable"/>
    <style:font-face style:name="InputSerifNarrowEx Nerd Font Light" svg:font-family="'InputSerifNarrowEx Nerd Font Light'" style:font-family-generic="roman" style:font-pitch="variable"/>
    <style:font-face style:name="MesloLGS NF" svg:font-family="'MesloLGS NF'" style:font-pitch="fixed"/>
    <style:font-face style:name="Noto Sans" svg:font-family="'Noto Sans'" style:font-family-generic="swiss" style:font-pitch="variable"/>
    <style:font-face style:name="Noto Sans1" svg:font-family="'Noto Sans'"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9:48:44.756739893</meta:creation-date>
    <dc:date>2025-03-21T10:49:19.147736553</dc:date>
    <meta:editing-duration>PT1H23M44S</meta:editing-duration>
    <meta:editing-cycles>13</meta:editing-cycles>
    <meta:generator>LibreOffice/24.8.5.2$Linux_X86_64 LibreOffice_project/480$Build-2</meta:generator>
    <meta:document-statistic meta:table-count="0" meta:image-count="0" meta:object-count="0" meta:page-count="3" meta:paragraph-count="43" meta:word-count="551" meta:character-count="3659" meta:non-whitespace-character-count="3083"/>
  </office:meta>
</office:document-meta>
</file>